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" style:font-name-complex="Calibri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2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3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" style:font-name-complex="Calibri"/>
    </style:style>
    <style:style style:name="ce24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3" office:value-type="string">
            <text:p>oo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oo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.11.2014</text:date>, <text:time>18:54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1-10T18:54:12.54</dc:date>
    <meta:editing-cycles>9</meta:editing-cycles>
    <meta:editing-duration>PT1H1M43S</meta:editing-duration>
    <meta:document-statistic meta:table-count="1" meta:cell-count="149" meta:object-count="0"/>
  </office:meta>
</office:document-meta>
</file>